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0903in" fo:margin-left="-0.1813in" table:align="left" style:may-break-between-rows="false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4549in"/>
    </style:style>
    <style:style style:name="Table1.1" style:family="table-row">
      <style:table-row-properties style:min-row-height="0.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Q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Q2" style:family="table-cell">
      <style:table-cell-properties fo:padding="0.0382in" fo:border-left="0.5pt solid #000000" fo:border-right="0.5pt solid #000000" fo:border-top="none" fo:border-bottom="0.5pt solid #000000"/>
    </style:style>
    <style:style style:name="Table1.9" style:family="table-row">
      <style:table-row-properties style:min-row-height="2.3125in"/>
    </style:style>
    <style:style style:name="P1" style:family="paragraph" style:parent-style-name="Table_20_Contents">
      <style:text-properties style:font-name="FreeSans" officeooo:rsid="00223da4" officeooo:paragraph-rsid="00223da4"/>
    </style:style>
    <style:style style:name="P2" style:family="paragraph" style:parent-style-name="Table_20_Contents">
      <style:text-properties style:font-name="FreeSans" officeooo:rsid="00266fc8" officeooo:paragraph-rsid="00266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16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Q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F LS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F Re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F Oil 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R HS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R LS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R Re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R Prelo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 table:style-name="Table1.9">
          <table:table-cell table:style-name="Table1.A2" office:value-type="string">
            <text:p text:style-name="P1">No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5in" fo:margin-left="0.4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16:09.223226110</meta:creation-date>
    <meta:editing-cycles>4</meta:editing-cycles>
    <meta:editing-duration>PT12M23S</meta:editing-duration>
    <dc:description>Fabricators Design License
Copyright x3300</dc:description>
    <dc:title>moto-design jetting sheet</dc:title>
    <dc:date>2019-10-27T10:12:50.819478681</dc:date>
    <meta:generator>LibreOffice/6.0.7.3$Linux_X86_64 LibreOffice_project/00m0$Build-3</meta:generator>
    <meta:print-date>2018-07-05T10:40:04.891438883</meta:print-date>
    <meta:document-statistic meta:table-count="1" meta:image-count="0" meta:object-count="0" meta:page-count="1" meta:paragraph-count="8" meta:word-count="16" meta:character-count="46" meta:non-whitespace-character-count="38"/>
  </office:meta>
</office:document-meta>
</file>